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dd3" officeooo:paragraph-rsid="00177dd3"/>
    </style:style>
    <style:style style:name="P2" style:family="paragraph" style:parent-style-name="Standard">
      <style:text-properties officeooo:rsid="001848f4" officeooo:paragraph-rsid="001848f4"/>
    </style:style>
    <style:style style:name="P3" style:family="paragraph" style:parent-style-name="Standard" style:list-style-name="L2">
      <style:text-properties officeooo:rsid="001848f4" officeooo:paragraph-rsid="001848f4"/>
    </style:style>
    <style:style style:name="P4" style:family="paragraph" style:parent-style-name="Standard" style:list-style-name="L3">
      <style:text-properties officeooo:rsid="001848f4" officeooo:paragraph-rsid="001848f4"/>
    </style:style>
    <style:style style:name="P5" style:family="paragraph" style:parent-style-name="Standard" style:list-style-name="L1">
      <style:text-properties officeooo:paragraph-rsid="001848f4"/>
    </style:style>
    <style:style style:name="P6" style:family="paragraph" style:parent-style-name="Standard" style:list-style-name="L3">
      <style:text-properties officeooo:rsid="0018c13b" officeooo:paragraph-rsid="0018c13b"/>
    </style:style>
    <style:style style:name="P7" style:family="paragraph" style:parent-style-name="Standard" style:list-style-name="L2">
      <style:text-properties officeooo:rsid="0018c13b" officeooo:paragraph-rsid="0018c13b"/>
    </style:style>
    <style:style style:name="P8" style:family="paragraph" style:parent-style-name="Standard" style:list-style-name="L1">
      <style:text-properties officeooo:rsid="0018c13b" officeooo:paragraph-rsid="0018c13b"/>
    </style:style>
    <style:style style:name="P9" style:family="paragraph" style:parent-style-name="Standard" style:list-style-name="L4">
      <style:text-properties officeooo:rsid="0018c13b" officeooo:paragraph-rsid="0018c13b"/>
    </style:style>
    <style:style style:name="P10" style:family="paragraph" style:parent-style-name="Standard">
      <style:text-properties officeooo:rsid="0018c13b" officeooo:paragraph-rsid="0018c13b"/>
    </style:style>
    <style:style style:name="P11" style:family="paragraph" style:parent-style-name="Standard" style:list-style-name="L5">
      <style:text-properties officeooo:rsid="0018c13b" officeooo:paragraph-rsid="0018c13b"/>
    </style:style>
    <style:style style:name="P12" style:family="paragraph" style:parent-style-name="Standard" style:list-style-name="L6">
      <style:text-properties officeooo:rsid="0018c13b" officeooo:paragraph-rsid="0018c13b"/>
    </style:style>
    <style:style style:name="P13" style:family="paragraph" style:parent-style-name="Standard">
      <style:text-properties officeooo:rsid="001ab986" officeooo:paragraph-rsid="001ab986"/>
    </style:style>
    <style:style style:name="P14" style:family="paragraph" style:parent-style-name="Standard" style:list-style-name="L7">
      <style:text-properties officeooo:rsid="001ab986" officeooo:paragraph-rsid="001ab986"/>
    </style:style>
    <style:style style:name="P15" style:family="paragraph" style:parent-style-name="Standard">
      <style:text-properties officeooo:rsid="001c5450" officeooo:paragraph-rsid="001c5450"/>
    </style:style>
    <style:style style:name="P16" style:family="paragraph" style:parent-style-name="Standard" style:list-style-name="L8">
      <style:text-properties officeooo:rsid="001c5450" officeooo:paragraph-rsid="001c5450"/>
    </style:style>
    <style:style style:name="P17" style:family="paragraph" style:parent-style-name="Standard" style:list-style-name="L10">
      <style:text-properties officeooo:rsid="001c5450" officeooo:paragraph-rsid="001c5450"/>
    </style:style>
    <style:style style:name="P18" style:family="paragraph" style:parent-style-name="Standard" style:list-style-name="L10">
      <style:text-properties officeooo:rsid="001e24cf" officeooo:paragraph-rsid="001e24cf"/>
    </style:style>
    <style:style style:name="P19" style:family="paragraph" style:parent-style-name="Standard" style:list-style-name="L8">
      <style:text-properties officeooo:rsid="0020521c" officeooo:paragraph-rsid="0020521c"/>
    </style:style>
    <style:style style:name="P20" style:family="paragraph" style:parent-style-name="Standard" style:list-style-name="L8">
      <style:text-properties officeooo:rsid="00230488" officeooo:paragraph-rsid="00230488"/>
    </style:style>
    <style:style style:name="P21" style:family="paragraph" style:parent-style-name="Standard" style:list-style-name="L8">
      <style:text-properties officeooo:rsid="002a319e" officeooo:paragraph-rsid="002a319e"/>
    </style:style>
    <style:style style:name="P22" style:family="paragraph" style:parent-style-name="Standard" style:list-style-name="L10">
      <style:text-properties officeooo:rsid="002e5dc1" officeooo:paragraph-rsid="002e5dc1"/>
    </style:style>
    <style:style style:name="P23" style:family="paragraph" style:parent-style-name="Standard" style:list-style-name="L8">
      <style:text-properties officeooo:rsid="002e5dc1" officeooo:paragraph-rsid="002e5dc1"/>
    </style:style>
    <style:style style:name="P24" style:family="paragraph" style:parent-style-name="Standard" style:list-style-name="L10">
      <style:text-properties officeooo:rsid="0031e163" officeooo:paragraph-rsid="0031e163"/>
    </style:style>
    <style:style style:name="T1" style:family="text">
      <style:text-properties officeooo:rsid="001848f4"/>
    </style:style>
    <style:style style:name="T2" style:family="text">
      <style:text-properties officeooo:rsid="0018c13b"/>
    </style:style>
    <style:style style:name="T3" style:family="text">
      <style:text-properties officeooo:rsid="001bc64a"/>
    </style:style>
    <style:style style:name="T4" style:family="text">
      <style:text-properties officeooo:rsid="001e24cf"/>
    </style:style>
    <style:style style:name="T5" style:family="text">
      <style:text-properties officeooo:rsid="001f30ce"/>
    </style:style>
    <style:style style:name="T6" style:family="text">
      <style:text-properties officeooo:rsid="002f09f2"/>
    </style:style>
    <style:style style:name="T7" style:family="text">
      <style:text-properties officeooo:rsid="00331a6c"/>
    </style:style>
    <style:style style:name="T8" style:family="text">
      <style:text-properties officeooo:rsid="0033d94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from others mistake in financial decisions </text:p>
      <text:p text:style-name="P1"/>
      <text:p text:style-name="P2">Larry</text:p>
      <text:list xml:id="list338076369" text:style-name="L2">
        <text:list-item>
          <text:p text:style-name="P3">he had 10mm RMB in equity, he took on a 10 mortgage and paid down 5mm on the property </text:p>
        </text:list-item>
        <text:list-item>
          <text:p text:style-name="P3">He reduced his asset base by half, which is a three year backwardation even at 20% growth rate.</text:p>
        </text:list-item>
        <text:list-item>
          <text:p text:style-name="P3">He pays 55k for mortgage payment, with his living expense estimated to be around 30k per month for raising 2 kids. He has 1mm of passive expense, he needs to yield 20% on his equity just to keep the same asset base.</text:p>
        </text:list-item>
        <text:list-item>
          <text:p text:style-name="P3">He won’t get ahead again unless he has an infusion of capital.</text:p>
        </text:list-item>
        <text:list-item>
          <text:p text:style-name="P7">He has no passive income. </text:p>
        </text:list-item>
        <text:list-item>
          <text:p text:style-name="P7">His technology is good, but it is an active income.</text:p>
        </text:list-item>
      </text:list>
      <text:p text:style-name="P2">Wayne</text:p>
      <text:list xml:id="list3162751892" text:style-name="L3">
        <text:list-item>
          <text:p text:style-name="P4">he is smart enough not to buy property or take on a huge mortgage</text:p>
        </text:list-item>
        <text:list-item>
          <text:p text:style-name="P4">his passive expense includes 20k for rent, 30k for running a family, about 600k per year</text:p>
        </text:list-item>
        <text:list-item>
          <text:p text:style-name="P4">he has a capital base of 10mm, he needs to generate 6% to cover his <text:span text:style-name="T2">passive expenses</text:span></text:p>
        </text:list-item>
        <text:list-item>
          <text:p text:style-name="P6">he has no passive income.</text:p>
        </text:list-item>
        <text:list-item>
          <text:p text:style-name="P6">His technology is poor. </text:p>
        </text:list-item>
        <text:list-item>
          <text:p text:style-name="P6">He can get ahead assuming there is huge bull market. </text:p>
        </text:list-item>
      </text:list>
      <text:p text:style-name="P2"/>
      <text:p text:style-name="P2">Chen</text:p>
      <text:list xml:id="list2757412490" text:style-name="L1">
        <text:list-item>
          <text:p text:style-name="P5"><text:span text:style-name="T1"><text:s/>he bought his car for 200k Canadian cash. This is a drain of capital base</text:span></text:p>
        </text:list-item>
        <text:list-item>
          <text:p text:style-name="P8">he has no active income</text:p>
        </text:list-item>
        <text:list-item>
          <text:p text:style-name="P8">he has a few places for passive income (properties)</text:p>
        </text:list-item>
        <text:list-item>
          <text:p text:style-name="P8">he has no technology. </text:p>
        </text:list-item>
        <text:list-item>
          <text:p text:style-name="P8">He can live well relying on his family’s huge asset base which generates good returns </text:p>
        </text:list-item>
        <text:list-item>
          <text:p text:style-name="P8">his risk is that his spending habits drain the asset base</text:p>
        </text:list-item>
      </text:list>
      <text:p text:style-name="P2"/>
      <text:p text:style-name="P2">Alan</text:p>
      <text:list xml:id="list3745646753" text:style-name="L4">
        <text:list-item>
          <text:p text:style-name="P9">he actively buys property to create passive income and sees property investment as dividend paying stocks</text:p>
        </text:list-item>
        <text:list-item>
          <text:p text:style-name="P9">he has no technology </text:p>
        </text:list-item>
        <text:list-item>
          <text:p text:style-name="P9">he has no active income</text:p>
        </text:list-item>
        <text:list-item>
          <text:p text:style-name="P9">he does not engage in crazy spending sprees</text:p>
        </text:list-item>
        <text:list-item>
          <text:p text:style-name="P9">he has a lot of knowledge in a lot of areas</text:p>
        </text:list-item>
        <text:list-item>
          <text:p text:style-name="P9">he will live the best out of the four, since his asset base is huge and guarantees a good return</text:p>
        </text:list-item>
      </text:list>
      <text:p text:style-name="P2"/>
      <text:p text:style-name="P10">Myself</text:p>
      <text:list xml:id="list2863005248" text:style-name="L5">
        <text:list-item>
          <text:p text:style-name="P11">asset base is smaller than all above</text:p>
        </text:list-item>
        <text:list-item>
          <text:p text:style-name="P11">technology is being tested and not very mature</text:p>
        </text:list-item>
        <text:list-item>
          <text:p text:style-name="P11">keen on technological advancement to increase productivity</text:p>
        </text:list-item>
        <text:list-item>
          <text:p text:style-name="P11">understand the need to maintain capital base and not jeopardize it with passive expenses</text:p>
        </text:list-item>
        <text:list-item>
          <text:p text:style-name="P11">trying to cut passive expenses </text:p>
        </text:list-item>
        <text:list-item>
          <text:p text:style-name="P11">trying to pay active expenses (increase quality of life) by passive income</text:p>
        </text:list-item>
      </text:list>
      <text:p text:style-name="P1"/>
      <text:p text:style-name="P10">Income and expense analysis</text:p>
      <text:list xml:id="list2201525595" text:style-name="L6">
        <text:list-item>
          <text:p text:style-name="P12">passive income: the type of income that flows in without doing any work, this is the best type of income as it requires no work. </text:p>
        </text:list-item>
        <text:list-item>
          <text:p text:style-name="P12">active income: the type of income that you have to work for. This includes employment income, </text:p>
        </text:list-item>
        <text:list-item>
          <text:p text:style-name="P12">passive expenses, expenses that come in without you doing anything, this includes mortgage payments, rent, taxes, utilities, cellphone bills, storage spaces, internet, this does not increase utility in life </text:p>
        </text:list-item>
        <text:list-item>
          <text:p text:style-name="P12">active expenses, expenses that occur when you are actively spending, this is the part that increases the quality of life</text:p>
        </text:list-item>
      </text:list>
      <text:p text:style-name="P13"/>
      <text:list xml:id="list280995298" text:style-name="L7">
        <text:list-item>
          <text:p text:style-name="P14">minimize your passive expenses, penny pennies on passive expenses, these are useless</text:p>
        </text:list-item>
        <text:list-item>
          <text:p text:style-name="P14">you can have active expenses since these improve the quality life, but only spend on active expenses to the extent that your passive income can cover it</text:p>
        </text:list-item>
        <text:list-item>
          <text:p text:style-name="P14"><text:soft-page-break/>strive to diversify your source of passive income</text:p>
        </text:list-item>
        <text:list-item>
          <text:p text:style-name="P14">do not work for active income, regardless of how much you make from it. Rich is defined as having a lot of money whereas wealthy is defined as not having to worry about money. <text:span text:style-name="T3">You cannot become wealthy through active income. </text:span></text:p>
        </text:list-item>
      </text:list>
      <text:p text:style-name="P13"/>
      <text:p text:style-name="P13"/>
      <text:p text:style-name="P15">Learn from other’s success</text:p>
      <text:list xml:id="list2646520436" text:style-name="L8">
        <text:list-item>
          <text:p text:style-name="P16">buy properties whenever market is in a downturn</text:p>
        </text:list-item>
        <text:list-item>
          <text:p text:style-name="P19">To get ahead you must have capital stock and technology. </text:p>
        </text:list-item>
        <text:list-item>
          <text:p text:style-name="P20">Continuously learn technology to increase productivity so your capital stock grows as fast as possible </text:p>
        </text:list-item>
        <text:list-item>
          <text:p text:style-name="P20">Grow your capital stock through profit reinvestment</text:p>
        </text:list-item>
        <text:list-item>
          <text:p text:style-name="P21">invest in knowledge and technology (alan keeps learning)</text:p>
        </text:list-item>
        <text:list-item>
          <text:p text:style-name="P23">invest in yourself, don’t invest in others. </text:p>
        </text:list-item>
      </text:list>
      <text:p text:style-name="Standard"/>
      <text:p text:style-name="P15">Avoid others’ mistakes</text:p>
      <text:list xml:id="list1324016737" text:style-name="L10">
        <text:list-item>
          <text:p text:style-name="P17">avoid <text:span text:style-name="T4">taking on more debt which your passive income cannot cover </text:span></text:p>
        </text:list-item>
        <text:list-item>
          <text:p text:style-name="P18">avoid <text:span text:style-name="T5">spending out of capital stock (Chen buying a car, buying a property with cash), buy with passive income</text:span></text:p>
        </text:list-item>
        <text:list-item>
          <text:p text:style-name="P22">don’t invest in <text:span text:style-name="T6">people except your own lineage. </text:span></text:p>
        </text:list-item>
        <text:list-item>
          <text:p text:style-name="P24">Be <text:span text:style-name="T8">fully rational in dealing with people, employ no emotion. 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09:45.633235484</meta:creation-date>
    <dc:date>2019-04-11T14:43:56.056300896</dc:date>
    <meta:editing-duration>PT34M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700" meta:character-count="3762" meta:non-whitespace-character-count="3147"/>
  </office:meta>
</office:document-meta>
</file>